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3CB3C3E267D11100777.png" manifest:media-type="image/png"/>
  <manifest:file-entry manifest:full-path="Pictures/10000201000003F30000069BD0F07CBBA3C22B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margin-left="0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.0972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left="0.0972in" fo:margin-right="0.0972in" fo:text-align="center" style:justify-single-word="false" fo:text-indent="0in" style:auto-text-indent="false"/>
      <style:text-properties fo:font-size="2pt" style:font-size-asian="2pt" style:font-size-complex="2pt"/>
    </style:style>
    <style:style style:name="P7" style:family="paragraph" style:parent-style-name="Text_20_body">
      <style:text-properties fo:font-weight="normal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left="0in" fo:margin-right="0.0972in" fo:text-align="center" style:justify-single-word="false" fo:text-indent="0in" style:auto-text-indent="false"/>
      <style:text-properties fo:font-size="2pt" style:font-size-asian="2pt" style:font-size-complex="2pt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.7925in" svg:y="0.3189in" svg:width="6.6929in" svg:height="11.1945in" draw:z-index="0">
        <draw:image xlink:href="Pictures/10000201000003F30000069BD0F07CBBA3C22B05.png" xlink:type="simple" xlink:show="embed" xlink:actuate="onLoad"/>
      </draw:frame>
      <text:p text:style-name="P1"><text:bookmark text:name="docs-internal-guid-0c1f4932-7fff-29d9-8f31-68fe00aae943"/>Latar Belakang</text:p>
      <text:p text:style-name="P2">Keuntungan menggunakan e-commerce:</text:p>
      <text:list xml:id="list3050323521812324934" text:style-name="L1">
        <text:list-item>
          <text:p text:style-name="P8">Memudahkan perluasan bisnis, baik dalam negeri maupun luar negeri</text:p>
        </text:list-item>
        <text:list-item>
          <text:p text:style-name="P8">Mengurangi biaya untuk membuka toko offline serta kebutuhan akan pegawai</text:p>
        </text:list-item>
        <text:list-item>
          <text:p text:style-name="P8">Meningkatkan brand image</text:p>
        </text:list-item>
      </text:list>
      <text:p text:style-name="Text_20_body"/>
      <text:p text:style-name="P1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9">No</text:p>
          </table:table-cell>
          <table:table-cell table:style-name="Table1.B1" table:number-rows-spanned="3" office:value-type="string">
            <text:p text:style-name="P4">Kegiatan</text:p>
          </table:table-cell>
          <table:table-cell table:style-name="Table1.B1" table:number-columns-spanned="16" office:value-type="string">
            <text:p text:style-name="P5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4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4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4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4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4">4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4">4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4">4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4">4</text:p>
          </table:table-cell>
        </table:table-row>
        <table:table-row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Pembuatan Laporan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2</text:p>
          </table:table-cell>
          <table:table-cell table:style-name="Table1.B1" office:value-type="string">
            <text:p text:style-name="P5">Time Table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5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3</text:p>
          </table:table-cell>
          <table:table-cell table:style-name="Table1.B1" office:value-type="string">
            <text:p text:style-name="P5">Design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J6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>
          <table:table-cell table:style-name="Table1.B1" office:value-type="string">
            <text:p text:style-name="P5">4</text:p>
          </table:table-cell>
          <table:table-cell table:style-name="Table1.B1" office:value-type="string">
            <text:p text:style-name="P5">Class Diagram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7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5</text:p>
          </table:table-cell>
          <table:table-cell table:style-name="Table1.B1" office:value-type="string">
            <text:p text:style-name="P5">Flowchart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6</text:p>
          </table:table-cell>
          <table:table-cell table:style-name="Table1.B1" office:value-type="string">
            <text:p text:style-name="P5">Data Dictionary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9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7</text:p>
          </table:table-cell>
          <table:table-cell table:style-name="Table1.B1" office:value-type="string">
            <text:p text:style-name="P5">Use Case 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10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8</text:p>
          </table:table-cell>
          <table:table-cell table:style-name="Table1.B1" office:value-type="string">
            <text:p text:style-name="P5">Sequence Diagram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J11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B1" office:value-type="string">
            <text:p text:style-name="P5">9</text:p>
          </table:table-cell>
          <table:table-cell table:style-name="Table1.B1" office:value-type="string">
            <text:p text:style-name="P5">Coding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>
          <table:table-cell table:style-name="Table1.B1" office:value-type="string">
            <text:p text:style-name="P5">10</text:p>
          </table:table-cell>
          <table:table-cell table:style-name="Table1.B1" office:value-type="string">
            <text:p text:style-name="P5">Design implementasi</text:p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10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K13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</table:table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2" text:anchor-type="paragraph" svg:width="6.4in" svg:height="9.248in" draw:z-index="1"><draw:image xlink:href="Pictures/10000201000002A0000003CB3C3E267D1110077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0-24T15:36:49.126305450</dc:date>
    <meta:editing-duration>PT15M13S</meta:editing-duration>
    <meta:editing-cycles>3</meta:editing-cycles>
    <meta:generator>LibreOffice/5.2.7.2$Linux_X86_64 LibreOffice_project/20m0$Build-2</meta:generator>
    <meta:document-statistic meta:table-count="1" meta:image-count="2" meta:object-count="0" meta:page-count="3" meta:paragraph-count="50" meta:word-count="82" meta:character-count="420" meta:non-whitespace-character-count="388"/>
  </office:meta>
</office:document-meta>
</file>